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BB0000010B3D3025831E9DEC65.png" manifest:media-type="image/png"/>
  <manifest:file-entry manifest:full-path="Pictures/1000000000000200000002008D623C5F287E0076.jpg" manifest:media-type="image/jpeg"/>
  <manifest:file-entry manifest:full-path="Pictures/10000000000003E8000003E8E930F9E62CFEB3AD.jpg" manifest:media-type="image/jpeg"/>
  <manifest:file-entry manifest:full-path="Pictures/10000000000002000000020065BEFE37CCD98E2F.jpg" manifest:media-type="image/jpeg"/>
  <manifest:file-entry manifest:full-path="Pictures/10000000000002000000020000B23870CCBCD548.jpg" manifest:media-type="image/jpeg"/>
  <manifest:file-entry manifest:full-path="Pictures/100000000000020100000201C2D3F2A5955EE191.jpg" manifest:media-type="image/jpeg"/>
  <manifest:file-entry manifest:full-path="Pictures/100000000000020000000200D5B7D6362C878711.jpg" manifest:media-type="image/jpeg"/>
  <manifest:file-entry manifest:full-path="Pictures/100000000000020000000200BC3FEFCD7FF3BCCA.jpg" manifest:media-type="image/jpeg"/>
  <manifest:file-entry manifest:full-path="Pictures/10000000000002000000020056D5795D97F17E95.jpg" manifest:media-type="image/jpeg"/>
  <manifest:file-entry manifest:full-path="Pictures/100000000000000800000008B2AA4E6A4F6D2D73.png" manifest:media-type="image/png"/>
  <manifest:file-entry manifest:full-path="Pictures/10000000000002000000020048BC02EDFE370521.jpg" manifest:media-type="image/jpeg"/>
  <manifest:file-entry manifest:full-path="Pictures/1000000000000008000000089E8D4D2D3848618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ayathri Thin" svg:font-family="'Gayathri Thin'" style:font-pitch="variable"/>
    <style:font-face style:name="Ubuntu Thin" svg:font-family="'Ubuntu Thin'" style:font-pitch="variable"/>
    <style:font-face style:name="Yrsa" svg:font-family="Yr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Gayathri Thin" fo:font-size="24pt" style:text-underline-style="none" officeooo:rsid="001a15d2" officeooo:paragraph-rsid="001a15d2" style:font-size-asian="21pt" style:font-size-complex="24pt"/>
    </style:style>
    <style:style style:name="P2" style:family="paragraph" style:parent-style-name="Standard">
      <style:paragraph-properties fo:text-align="end" style:justify-single-word="false"/>
      <style:text-properties style:font-name="Gayathri Thin" fo:font-size="24pt" style:text-underline-style="none" officeooo:rsid="001a15d2" officeooo:paragraph-rsid="001a15d2" style:font-size-asian="21pt" style:font-size-complex="24pt"/>
    </style:style>
    <style:style style:name="P3" style:family="paragraph" style:parent-style-name="Standard">
      <style:paragraph-properties fo:text-align="start" style:justify-single-word="false"/>
      <style:text-properties style:font-name="Gayathri Thin" fo:font-size="24pt" style:text-underline-style="none" officeooo:rsid="001a15d2" officeooo:paragraph-rsid="001a15d2" style:font-size-asian="21pt" style:font-size-complex="24pt"/>
    </style:style>
    <style:style style:name="P4" style:family="paragraph" style:parent-style-name="Standard">
      <style:paragraph-properties fo:text-align="center" style:justify-single-word="false"/>
      <style:text-properties fo:font-size="44pt" officeooo:rsid="0018bd9e" officeooo:paragraph-rsid="0018bd9e" style:font-size-asian="38.5pt" style:font-size-complex="44pt"/>
    </style:style>
    <style:style style:name="P5" style:family="paragraph" style:parent-style-name="Standard">
      <style:paragraph-properties fo:text-align="center" style:justify-single-word="false"/>
      <style:text-properties fo:font-size="36pt" officeooo:rsid="0018bd9e" officeooo:paragraph-rsid="0018bd9e" style:font-size-asian="31.5pt" style:font-size-complex="36pt"/>
    </style:style>
    <style:style style:name="P6" style:family="paragraph" style:parent-style-name="Standard">
      <style:paragraph-properties fo:text-align="center" style:justify-single-word="false"/>
      <style:text-properties style:font-name="Ubuntu Thin" fo:font-size="66pt" style:text-underline-style="solid" style:text-underline-width="auto" style:text-underline-color="font-color" fo:font-weight="normal" officeooo:rsid="0018bd9e" officeooo:paragraph-rsid="0018bd9e" style:font-size-asian="66pt" style:font-weight-asian="normal" style:font-size-complex="66pt" style:font-weight-complex="normal"/>
    </style:style>
    <style:style style:name="P7" style:family="paragraph" style:parent-style-name="Standard">
      <style:paragraph-properties fo:text-align="end" style:justify-single-word="false"/>
      <style:text-properties fo:color="#433b44" style:font-name="Gayathri Thin" fo:font-size="20pt" style:text-underline-style="none" officeooo:rsid="001a15d2" officeooo:paragraph-rsid="001a15d2" style:font-size-asian="20pt" style:font-size-complex="20pt"/>
    </style:style>
    <style:style style:name="P8" style:family="paragraph" style:parent-style-name="Standard">
      <style:paragraph-properties fo:text-align="center" style:justify-single-word="false"/>
      <style:text-properties style:font-name="Gayathri Thin" fo:font-size="22pt" style:text-underline-style="none" officeooo:rsid="001a15d2" officeooo:paragraph-rsid="001a15d2" style:font-size-asian="19.25pt" style:font-size-complex="22pt"/>
    </style:style>
    <style:style style:name="P9" style:family="paragraph" style:parent-style-name="Standard">
      <style:paragraph-properties fo:text-align="center" style:justify-single-word="false"/>
      <style:text-properties fo:color="#0d0707" style:font-name="Gayathri Thin" fo:font-size="22pt" style:text-underline-style="none" officeooo:rsid="001a15d2" officeooo:paragraph-rsid="001a15d2" style:font-size-asian="19.25pt" style:font-size-complex="22pt"/>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text-properties fo:color="#d62a32" style:font-name="Yrsa" officeooo:rsid="001d0c44" officeooo:paragraph-rsid="001d0c44"/>
    </style:style>
    <style:style style:name="P14" style:family="paragraph" style:parent-style-name="Heading_20_1">
      <style:text-properties fo:color="#d62a32" style:font-name="Yrsa"/>
    </style:style>
    <style:style style:name="P15" style:family="paragraph" style:parent-style-name="Heading_20_1">
      <style:paragraph-properties fo:break-before="page"/>
      <style:text-properties officeooo:rsid="001d0c44" officeooo:paragraph-rsid="001d0c44"/>
    </style:style>
    <style:style style:name="P16" style:family="paragraph" style:parent-style-name="Heading_20_2">
      <style:text-properties fo:color="#d62a32" style:font-name="Yrsa" fo:font-size="17.2000007629395pt" officeooo:rsid="001f63af" officeooo:paragraph-rsid="001f63af" style:font-size-asian="15.0500001907349pt" style:font-size-complex="17.2000007629395pt"/>
    </style:style>
    <style:style style:name="P17" style:family="paragraph" style:parent-style-name="Heading_20_2">
      <style:text-properties fo:color="#d62a32" style:font-name="Yrsa" fo:font-size="17.2000007629395pt" style:font-size-asian="17.2000007629395pt" style:font-size-complex="17.2000007629395pt"/>
    </style:style>
    <style:style style:name="P18" style:family="paragraph" style:parent-style-name="Text_20_body">
      <style:text-properties fo:font-size="13pt" officeooo:paragraph-rsid="0036d2f9" style:font-size-asian="11.3500003814697pt" style:font-size-complex="13pt"/>
    </style:style>
    <style:style style:name="P19" style:family="paragraph" style:parent-style-name="Text_20_body">
      <style:text-properties fo:color="#0d0707" fo:font-size="13pt" officeooo:rsid="0021f313" officeooo:paragraph-rsid="0036d2f9" style:font-size-asian="11.3500003814697pt" style:font-size-complex="13pt"/>
    </style:style>
    <style:style style:name="P20" style:family="paragraph" style:parent-style-name="Text_20_body">
      <style:text-properties fo:color="#0d0707" fo:font-size="13pt" officeooo:rsid="002652da" officeooo:paragraph-rsid="0036d2f9" style:font-size-asian="11.3500003814697pt" style:font-size-complex="13pt"/>
    </style:style>
    <style:style style:name="P21" style:family="paragraph" style:parent-style-name="Text_20_body">
      <style:text-properties officeooo:paragraph-rsid="001f8fc5"/>
    </style:style>
    <style:style style:name="P22" style:family="paragraph" style:parent-style-name="Text_20_body">
      <style:text-properties officeooo:paragraph-rsid="002a1074"/>
    </style:style>
    <style:style style:name="P23" style:family="paragraph" style:parent-style-name="Text_20_body">
      <style:text-properties officeooo:paragraph-rsid="0021f313"/>
    </style:style>
    <style:style style:name="P24" style:family="paragraph" style:parent-style-name="Text_20_body">
      <style:text-properties officeooo:paragraph-rsid="0036d2f9"/>
    </style:style>
    <style:style style:name="P25" style:family="paragraph" style:parent-style-name="Text_20_body">
      <style:text-properties officeooo:paragraph-rsid="002652da"/>
    </style:style>
    <style:style style:name="T1" style:family="text">
      <style:text-properties fo:color="#d62a32" style:font-name="Yrsa"/>
    </style:style>
    <style:style style:name="T2" style:family="text">
      <style:text-properties fo:color="#d62a32" style:font-name="Yrsa" fo:font-size="17.2000007629395pt" officeooo:rsid="001f63af" style:font-size-asian="15.0500001907349pt" style:font-size-complex="17.2000007629395pt"/>
    </style:style>
    <style:style style:name="T3" style:family="text">
      <style:text-properties fo:color="#d62a32" style:font-name="Yrsa" fo:font-size="17.2000007629395pt" fo:font-weight="bold" officeooo:rsid="001f63af" style:font-name-asian="Noto Sans CJK SC" style:font-size-asian="15.0500001907349pt" style:font-weight-asian="bold" style:font-name-complex="Lohit Devanagari" style:font-size-complex="17.2000007629395pt" style:font-weight-complex="bold"/>
    </style:style>
    <style:style style:name="T4" style:family="text">
      <style:text-properties fo:color="#0d0707" style:font-name="Yrsa" fo:font-size="13pt" officeooo:rsid="001f8fc5" style:font-size-asian="11.3500003814697pt" style:font-size-complex="13pt"/>
    </style:style>
    <style:style style:name="T5" style:family="text">
      <style:text-properties fo:color="#0d0707" style:font-name="Yrsa" fo:font-size="13pt" officeooo:rsid="001fec09" style:font-size-asian="11.3500003814697pt" style:font-size-complex="13pt"/>
    </style:style>
    <style:style style:name="T6" style:family="text">
      <style:text-properties fo:color="#0d0707" style:font-name="Yrsa" fo:font-size="13pt" officeooo:rsid="00209024" style:font-size-asian="11.3500003814697pt" style:font-size-complex="13pt"/>
    </style:style>
    <style:style style:name="T7" style:family="text">
      <style:text-properties fo:color="#0d0707" style:font-name="Yrsa" fo:font-size="13pt" officeooo:rsid="002844a6" style:font-size-asian="11.3500003814697pt" style:font-size-complex="13pt"/>
    </style:style>
    <style:style style:name="T8" style:family="text">
      <style:text-properties fo:color="#0d0707" style:font-name="Yrsa" fo:font-size="13pt" officeooo:rsid="002a1074" style:font-size-asian="11.3500003814697pt" style:font-size-complex="13pt"/>
    </style:style>
    <style:style style:name="T9" style:family="text">
      <style:text-properties fo:color="#0d0707" style:font-name="Yrsa" fo:font-size="13pt" officeooo:rsid="002bf511" style:font-size-asian="11.3500003814697pt" style:font-size-complex="13pt"/>
    </style:style>
    <style:style style:name="T10" style:family="text">
      <style:text-properties fo:color="#0d0707" style:font-name="Yrsa" fo:font-size="13pt" officeooo:rsid="001d0c44" style:font-size-asian="11.3500003814697pt" style:font-size-complex="13pt"/>
    </style:style>
    <style:style style:name="T11" style:family="text">
      <style:text-properties fo:color="#0d0707" style:font-name="Yrsa" fo:font-size="13pt" officeooo:rsid="002e0065" style:font-size-asian="11.3500003814697pt" style:font-size-complex="13pt"/>
    </style:style>
    <style:style style:name="T12" style:family="text">
      <style:text-properties fo:color="#0d0707" style:font-name="Yrsa" fo:font-size="13pt" officeooo:rsid="002e3d83" style:font-size-asian="11.3500003814697pt" style:font-size-complex="13pt"/>
    </style:style>
    <style:style style:name="T13" style:family="text">
      <style:text-properties fo:color="#0d0707" style:font-name="Yrsa" fo:font-size="13pt" officeooo:rsid="002e4a81" style:font-size-asian="11.3500003814697pt" style:font-size-complex="13pt"/>
    </style:style>
    <style:style style:name="T14" style:family="text">
      <style:text-properties fo:color="#0d0707" style:font-name="Yrsa" fo:font-size="13pt" officeooo:rsid="00302daa" style:font-size-asian="11.3500003814697pt" style:font-size-complex="13pt"/>
    </style:style>
    <style:style style:name="T15" style:family="text">
      <style:text-properties fo:color="#0d0707" style:font-name="Yrsa" fo:font-size="13pt" officeooo:rsid="00273548" style:font-size-asian="11.3500003814697pt" style:font-size-complex="13pt"/>
    </style:style>
    <style:style style:name="T16" style:family="text">
      <style:text-properties fo:color="#0d0707" style:font-name="Yrsa" fo:font-size="13pt" officeooo:rsid="003484fb" style:font-size-asian="11.3500003814697pt" style:font-size-complex="13pt"/>
    </style:style>
    <style:style style:name="T17" style:family="text">
      <style:text-properties fo:color="#0d0707" style:font-name="Yrsa" officeooo:rsid="00273548"/>
    </style:style>
    <style:style style:name="T18" style:family="text">
      <style:text-properties fo:color="#433b44" fo:font-size="20pt" style:font-size-asian="20pt" style:font-size-complex="20pt"/>
    </style:style>
    <style:style style:name="T19" style:family="text">
      <style:text-properties style:font-name="Yrsa" officeooo:rsid="001f63af"/>
    </style:style>
    <style:style style:name="T20" style:family="text">
      <style:text-properties officeooo:rsid="001f63af"/>
    </style:style>
    <style:style style:name="T21" style:family="text">
      <style:text-properties style:font-name="Yrsa"/>
    </style:style>
    <style:style style:name="T22" style:family="text">
      <style:text-properties style:font-name="Yrsa" officeooo:rsid="001f63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
      <text:p text:style-name="P5"/>
      <text:p text:style-name="P6">FATUM MUNDI</text:p>
      <text:p text:style-name="P2"><text:tab/><text:span text:style-name="T18">Group: 30235</text:span></text:p>
      <text:p text:style-name="P7">Student: Anton Ioana-Carina</text:p>
      <text:p text:style-name="P8"/>
      <text:p text:style-name="P9"/>
      <text:p text:style-name="P8"/>
      <text:p text:style-name="P8"/>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10"><text:a xlink:type="simple" xlink:href="#__RefHeading___Toc107_2280439612" text:style-name="Index_20_Link" text:visited-style-name="Index_20_Link">Introduction<text:tab/>3</text:a></text:p>
          <text:p text:style-name="P10"><text:a xlink:type="simple" xlink:href="#__RefHeading___Toc109_2280439612" text:style-name="Index_20_Link" text:visited-style-name="Index_20_Link">Project description<text:tab/>3</text:a></text:p>
          <text:p text:style-name="P11"><text:a xlink:type="simple" xlink:href="#__RefHeading___Toc156_1112460684" text:style-name="Index_20_Link" text:visited-style-name="Index_20_Link">Game logic/interaction description<text:tab/>3</text:a></text:p>
          <text:p text:style-name="P11"><text:a xlink:type="simple" xlink:href="#__RefHeading___Toc111_2280439612" text:style-name="Index_20_Link" text:visited-style-name="Index_20_Link">Game flow examples<text:tab/>4</text:a></text:p>
          <text:p text:style-name="P10"><text:a xlink:type="simple" xlink:href="#__RefHeading___Toc163_1112460684" text:style-name="Index_20_Link" text:visited-style-name="Index_20_Link">Implementation details<text:tab/>4</text:a></text:p>
        </text:index-body>
      </text:table-of-content>
      <text:p text:style-name="P3"/>
      <text:h text:style-name="P15" text:outline-level="1"><text:bookmark-start text:name="__RefHeading___Toc107_2280439612"/><text:span text:style-name="T1">Introduction</text:span><text:bookmark-end text:name="__RefHeading___Toc107_2280439612"/></text:h>
      <text:p text:style-name="P21"><text:span text:style-name="T10">F</text:span><text:span text:style-name="T4">atum Mundi is a text adventure game that </text:span><text:span text:style-name="T11">transports </text:span><text:span text:style-name="T4">the player </text:span><text:span text:style-name="T11">in</text:span><text:span text:style-name="T4">to a mythological world. The world is based on Romanian folklore and the story loosely follows the Romanian folktale “Youth Without Age and Life Without Death”. </text:span></text:p>
      <text:p text:style-name="P22"><text:span text:style-name="T7">The title of the game is in Latin and it translates to “fate of the world”. One previous iteration of the title was “Fatis Mundi” which means “the fate of the world” but decided against it </text:span><text:span text:style-name="T8">for two reasons. One is </text:span><text:span text:style-name="T7">due to the fact that </text:span><text:span text:style-name="T8">I wanted to bring out the fact that </text:span><text:span text:style-name="T7">the game has multiple </text:span><text:span text:style-name="T8">endings</text:span><text:span text:style-name="T7">. </text:span><text:span text:style-name="T8">The other reason is that the last word, “world”, refers to the players of the game and </text:span><text:span text:style-name="T11">together with the absence of the article “the” reflects </text:span><text:span text:style-name="T8">how each player is able to tailor </text:span><text:span text:style-name="T9">their own destiny, </text:span><text:span text:style-name="T11">contrary to what the mythology says. “The fate of the world” would be indeed closer to the folklore belief such that it would signify something among the lines </text:span><text:span text:style-name="T13">of </text:span><text:span text:style-name="T14">the idea that</text:span><text:span text:style-name="T11"> everyone follows a path that’s already been determined (by the 3 destiny goddesses </text:span><text:span text:style-name="T12">at birth, to reference the mythology</text:span><text:span text:style-name="T11">).</text:span></text:p>
      <text:p text:style-name="P21"><text:span text:style-name="T4">My main motivation for this project was to test the </text:span><text:span text:style-name="T5">lex&amp;yacc’s</text:span><text:span text:style-name="T4"> capabilities </text:span><text:span text:style-name="T5">to make a parser for the user input inside a video game. </text:span><text:span text:style-name="T6">The video game’s story idea came from the wish to create a fantastical adventure type of story while also trying to put together the Romanian mythology in a more accessible manner.</text:span></text:p>
      <text:h text:style-name="P13" text:outline-level="1"><text:bookmark-start text:name="__RefHeading___Toc109_2280439612"/>Project description<text:bookmark-end text:name="__RefHeading___Toc109_2280439612"/></text:h>
      <text:h text:style-name="P16" text:outline-level="2"><text:bookmark-start text:name="__RefHeading___Toc156_1112460684"/>Game logic/interaction description<text:bookmark-end text:name="__RefHeading___Toc156_1112460684"/></text:h>
      <text:p text:style-name="P19"><text:span text:style-name="T19">The </text:span><text:span text:style-name="T21">interaction</text:span><text:span text:style-name="T19"> </text:span><text:span text:style-name="T21">with</text:span><text:span text:style-name="T19"> the game consists of the user typing input based on the current state of the story. </text:span><text:span text:style-name="T21">Usually there would be hints regarding the input template the user should follow so that the parser would work properly.</text:span></text:p>
      <text:p text:style-name="P24"><text:span text:style-name="T16">The inputs will change the branches of the story, while also affecting the two main stats inside the game: angelic and demonic.</text:span></text:p>
      <text:p text:style-name="P25"><text:span text:style-name="T15"/></text:p>
      <text:p text:style-name="P23"><text:span text:style-name="T16"/></text:p>
      <text:h text:style-name="P17" text:outline-level="2"><text:bookmark-start text:name="__RefHeading___Toc111_2280439612"/><text:soft-page-break/>Game flow example<text:span text:style-name="T20">s</text:span><text:bookmark-end text:name="__RefHeading___Toc111_2280439612"/></text:h>
      <text:h text:style-name="P14" text:outline-level="1"><text:bookmark-start text:name="__RefHeading___Toc163_1112460684"/>Implementation details<text:bookmark-end text:name="__RefHeading___Toc163_1112460684"/></text:h>
      <text:p text:style-name="P20"><text:span text:style-name="T21">The video game is implemented fully in the C language. There is a main C file where the parser is called using the execl function. The UI is made inside an xTerm terminal window which runs the executable files resulted from the compilation of the game files.</text:span></text:p>
      <text:p text:style-name="P18"><text:span text:style-name="T17">There is a directory made specifically for keeping the files related to the parser of the game. Beside the lex and yacc files, there is also a header file named “actions.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ayathri Thin" svg:font-family="'Gayathri Thin'" style:font-pitch="variable"/>
    <style:font-face style:name="Ubuntu Thin" svg:font-family="'Ubuntu Thin'" style:font-pitch="variable"/>
    <style:font-face style:name="Yrsa" svg:font-family="Yr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hatch draw:name="Black_20_0_20_Degrees" draw:display-name="Black 0 Degrees" draw:style="single" draw:color="#000000" draw:distance="0.0402in" draw:rotation="0"/>
    <draw:fill-image draw:name="_33_0_20_Percent" draw:display-name="30 Percent" xlink:href="Pictures/1000000000000008000000089E8D4D2D3848618D.png" xlink:type="simple" xlink:show="embed" xlink:actuate="onLoad"/>
    <draw:fill-image draw:name="_35__20_Percent" draw:display-name="5 Percent" xlink:href="Pictures/100000000000000800000008B2AA4E6A4F6D2D73.png" xlink:type="simple" xlink:show="embed" xlink:actuate="onLoad"/>
    <draw:fill-image draw:name="Bathroom_20_Tiles" draw:display-name="Bathroom Tiles" xlink:href="Pictures/10000000000002000000020048BC02EDFE370521.jpg" xlink:type="simple" xlink:show="embed" xlink:actuate="onLoad"/>
    <draw:fill-image draw:name="Colorful_20_Pebbles" draw:display-name="Colorful Pebbles" xlink:href="Pictures/100000000000020000000200BC3FEFCD7FF3BCCA.jpg" xlink:type="simple" xlink:show="embed" xlink:actuate="onLoad"/>
    <draw:fill-image draw:name="Fence" xlink:href="Pictures/100000000000020000000200D5B7D6362C878711.jpg" xlink:type="simple" xlink:show="embed" xlink:actuate="onLoad"/>
    <draw:fill-image draw:name="Little_20_Clouds" draw:display-name="Little Clouds" xlink:href="Pictures/100000000000020100000201C2D3F2A5955EE191.jpg" xlink:type="simple" xlink:show="embed" xlink:actuate="onLoad"/>
    <draw:fill-image draw:name="Painted_20_White" draw:display-name="Painted White" xlink:href="Pictures/10000000000002000000020065BEFE37CCD98E2F.jpg" xlink:type="simple" xlink:show="embed" xlink:actuate="onLoad"/>
    <draw:fill-image draw:name="Paper_20_Crumpled" draw:display-name="Paper Crumpled" xlink:href="Pictures/10000000000002000000020000B23870CCBCD548.jpg" xlink:type="simple" xlink:show="embed" xlink:actuate="onLoad"/>
    <draw:fill-image draw:name="Paper_20_Graph" draw:display-name="Paper Graph" xlink:href="Pictures/10000000000003E8000003E8E930F9E62CFEB3AD.jpg" xlink:type="simple" xlink:show="embed" xlink:actuate="onLoad"/>
    <draw:fill-image draw:name="Paper_20_Texture" draw:display-name="Paper Texture" xlink:href="Pictures/10000000000002000000020056D5795D97F17E95.jpg" xlink:type="simple" xlink:show="embed" xlink:actuate="onLoad"/>
    <draw:fill-image draw:name="Parchment_20_Paper" draw:display-name="Parchment Paper" xlink:href="Pictures/1000000000000200000002008D623C5F287E0076.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gradient-name="Pastel_20_Bouquet" draw:fill-hatch-name="Black_20_0_20_Degrees" draw:fill-image-name="Painted_20_White" style:footnote-max-height="0in">
        <style:background-image xlink:href="Pictures/10000000000002000000020065BEFE37CCD98E2F.jpg" xlink:type="simple" xlink:actuate="onLoad" style:repeat="stretch"/>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loext:header-first>
        <text:p text:style-name="Header"><draw:frame draw:style-name="Mfr1" draw:name="Image4" text:anchor-type="char" svg:x="-0.461in" svg:y="-0.6508in" svg:width="7.6807in" svg:height="2.9335in" draw:z-index="1"><draw:image xlink:href="Pictures/10000201000002BB0000010B3D3025831E9DEC65.png" xlink:type="simple" xlink:show="embed" xlink:actuate="onLoad" loext:mime-type="image/png"/></draw:frame><draw:frame draw:style-name="Mfr1" draw:name="Image2" text:anchor-type="char" svg:x="-0.5307in" svg:y="7.8681in" svg:width="7.6807in" svg:height="2.9335in" draw:z-index="0"><draw:image xlink:href="Pictures/10000201000002BB0000010B3D3025831E9DEC65.png" xlink:type="simple" xlink:show="embed" xlink:actuate="onLoad" loext:mime-type="image/png"/></draw:frame></text:p>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7T20:12:08.919713742</meta:creation-date>
    <dc:date>2022-05-06T01:56:17.009837591</dc:date>
    <meta:editing-duration>PT2H58M6S</meta:editing-duration>
    <meta:editing-cycles>20</meta:editing-cycles>
    <meta:generator>LibreOffice/6.4.7.2$Linux_X86_64 LibreOffice_project/40$Build-2</meta:generator>
    <meta:document-statistic meta:table-count="0" meta:image-count="2" meta:object-count="0" meta:page-count="4" meta:paragraph-count="21" meta:word-count="414" meta:character-count="2408" meta:non-whitespace-character-count="2013"/>
  </office:meta>
</office:document-meta>
</file>